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2" style:family="paragraph"/>
    <style:style style:name="P7" style:parent-style-name="Párrafodelista" style:list-style-name="LFO2" style:family="paragraph"/>
    <style:style style:name="P8" style:parent-style-name="Párrafodelista" style:list-style-name="LFO2" style:family="paragraph"/>
    <style:style style:name="P9" style:parent-style-name="Párrafodelista" style:list-style-name="LFO2" style:family="paragraph"/>
    <style:style style:name="P10" style:parent-style-name="Párrafodelista" style:list-style-name="LFO3" style:family="paragraph"/>
    <style:style style:name="P11" style:parent-style-name="Párrafodelista" style:list-style-name="LFO3" style:family="paragraph"/>
    <style:style style:name="P12" style:parent-style-name="Párrafodelista" style:list-style-name="LFO3" style:family="paragraph"/>
    <style:style style:name="P13" style:parent-style-name="Párrafodelista" style:list-style-name="LFO3" style:family="paragraph"/>
    <style:style style:name="P14" style:parent-style-name="Párrafodelista" style:list-style-name="LFO4" style:family="paragraph"/>
    <style:style style:name="P15" style:parent-style-name="Párrafodelista" style:list-style-name="LFO4" style:family="paragraph"/>
    <style:style style:name="P16" style:parent-style-name="Párrafodelista" style:list-style-name="LFO4" style:family="paragraph"/>
    <style:style style:name="P17" style:parent-style-name="Párrafodelista" style:list-style-name="LFO4" style:family="paragraph"/>
    <style:style style:name="P18" style:parent-style-name="Párrafodelista" style:list-style-name="LFO5" style:family="paragraph"/>
    <style:style style:name="P19" style:parent-style-name="Párrafodelista" style:list-style-name="LFO5" style:family="paragraph"/>
    <style:style style:name="P20" style:parent-style-name="Párrafodelista" style:list-style-name="LFO5" style:family="paragraph"/>
    <style:style style:name="P21" style:parent-style-name="Párrafodelista" style:list-style-name="LFO5" style:family="paragraph"/>
    <style:style style:name="P22" style:parent-style-name="Párrafodelista" style:list-style-name="LFO6" style:family="paragraph"/>
    <style:style style:name="P23" style:parent-style-name="Párrafodelista" style:list-style-name="LFO6" style:family="paragraph"/>
    <style:style style:name="P24" style:parent-style-name="Párrafodelista" style:list-style-name="LFO6" style:family="paragraph"/>
    <style:style style:name="P25" style:parent-style-name="Párrafodelista" style:list-style-name="LFO6" style:family="paragraph"/>
    <style:style style:name="P26" style:parent-style-name="Párrafodelista" style:list-style-name="LFO7" style:family="paragraph"/>
    <style:style style:name="P27" style:parent-style-name="Párrafodelista" style:list-style-name="LFO7" style:family="paragraph"/>
    <style:style style:name="P28" style:parent-style-name="Párrafodelista" style:list-style-name="LFO7" style:family="paragraph"/>
    <style:style style:name="P29" style:parent-style-name="Párrafodelista" style:list-style-name="LFO7" style:family="paragraph"/>
    <style:style style:name="P30" style:parent-style-name="Párrafodelista" style:list-style-name="LFO8" style:family="paragraph"/>
    <style:style style:name="P31" style:parent-style-name="Párrafodelista" style:list-style-name="LFO8" style:family="paragraph"/>
    <style:style style:name="P32" style:parent-style-name="Párrafodelista" style:list-style-name="LFO8" style:family="paragraph"/>
    <style:style style:name="P33" style:parent-style-name="Párrafodelista" style:list-style-name="LFO8" style:family="paragraph"/>
    <style:style style:name="P34" style:parent-style-name="Párrafodelista" style:list-style-name="LFO9" style:family="paragraph"/>
    <style:style style:name="P35" style:parent-style-name="Párrafodelista" style:list-style-name="LFO9" style:family="paragraph"/>
    <style:style style:name="P36" style:parent-style-name="Párrafodelista" style:list-style-name="LFO9" style:family="paragraph"/>
    <style:style style:name="P37" style:parent-style-name="Párrafodelista" style:list-style-name="LFO9" style:family="paragraph"/>
    <style:style style:name="P38" style:parent-style-name="Párrafodelista" style:list-style-name="LFO10" style:family="paragraph"/>
    <style:style style:name="P39" style:parent-style-name="Párrafodelista" style:list-style-name="LFO10" style:family="paragraph"/>
    <style:style style:name="P40" style:parent-style-name="Párrafodelista" style:list-style-name="LFO10" style:family="paragraph"/>
    <style:style style:name="P41" style:parent-style-name="Párrafodelista" style:list-style-name="LFO10" style:family="paragraph"/>
    <style:style style:name="P42" style:parent-style-name="Párrafodelista" style:list-style-name="LFO12" style:family="paragraph"/>
    <style:style style:name="P43" style:parent-style-name="Párrafodelista" style:list-style-name="LFO12" style:family="paragraph"/>
    <style:style style:name="P44" style:parent-style-name="Párrafodelista" style:list-style-name="LFO12" style:family="paragraph"/>
    <style:style style:name="P45" style:parent-style-name="Párrafodelista" style:list-style-name="LFO12" style:family="paragraph"/>
  </office:automatic-styles>
  <office:body>
    <office:text text:use-soft-page-breaks="true">
      <text:p text:style-name="P1">Objetivo del servicio ftp:</text:p>
      <text:list text:style-name="LFO1" text:continue-numbering="true">
        <text:list-item>
          <text:p text:style-name="P2">Transferencia de archivos segura.</text:p>
        </text:list-item>
        <text:list-item>
          <text:p text:style-name="P3">Transferencia de archivos no segura.</text:p>
        </text:list-item>
        <text:list-item>
          <text:p text:style-name="P4">Transferencia rápida de archivos.</text:p>
        </text:list-item>
        <text:list-item>
          <text:p text:style-name="P5">Ninguna.</text:p>
        </text:list-item>
      </text:list>
      <text:p text:style-name="Normal">El servicio FTP dentro de la pila TCP/IP es de:</text:p>
      <text:list text:style-name="LFO2" text:continue-numbering="true">
        <text:list-item>
          <text:p text:style-name="P6">Capa de sesión</text:p>
        </text:list-item>
        <text:list-item>
          <text:p text:style-name="P7">Capa de transporte</text:p>
        </text:list-item>
        <text:list-item>
          <text:p text:style-name="P8">Capa de aplicación</text:p>
        </text:list-item>
        <text:list-item>
          <text:p text:style-name="P9">Capa de red</text:p>
        </text:list-item>
      </text:list>
      <text:p text:style-name="Normal">¿Qué puertos utiliza el servicio FTP?</text:p>
      <text:list text:style-name="LFO3" text:continue-numbering="true">
        <text:list-item>
          <text:p text:style-name="P10">20 y 22</text:p>
        </text:list-item>
        <text:list-item>
          <text:p text:style-name="P11">21 y 23<text:s/></text:p>
        </text:list-item>
        <text:list-item>
          <text:p text:style-name="P12">21 y 22</text:p>
        </text:list-item>
        <text:list-item>
          <text:p text:style-name="P13">20 y 21</text:p>
        </text:list-item>
      </text:list>
      <text:p text:style-name="Normal">Indica cual de estas afirmaciones es falsa:</text:p>
      <text:list text:style-name="LFO4" text:continue-numbering="true">
        <text:list-item>
          <text:p text:style-name="P14">La comunicación<text:s/>vía<text:s/>FTP es dependiente del sistema de archivos.</text:p>
        </text:list-item>
        <text:list-item>
          <text:p text:style-name="P15">La comunicación<text:s/>vía<text:s/>ftp es independiente del sistema de archivos.</text:p>
        </text:list-item>
        <text:list-item>
          <text:p text:style-name="P16">La comunicación<text:s/>vía<text:s/>ftp no importa si esta se realiza entre so diferentes</text:p>
        </text:list-item>
        <text:list-item>
          <text:p text:style-name="P17">Ninguna</text:p>
        </text:list-item>
      </text:list>
      <text:p text:style-name="Normal">En el servicio FTP la conexión de datos es…</text:p>
      <text:list text:style-name="LFO5" text:continue-numbering="true">
        <text:list-item>
          <text:p text:style-name="P18">Bidireccional</text:p>
        </text:list-item>
        <text:list-item>
          <text:p text:style-name="P19">Unidireccional</text:p>
        </text:list-item>
        <text:list-item>
          <text:p text:style-name="P20">Solo sirve para descargar archivos</text:p>
        </text:list-item>
        <text:list-item>
          <text:p text:style-name="P21">Ninguna</text:p>
        </text:list-item>
      </text:list>
      <text:p text:style-name="Normal">Cuando el servidor FTP le indica al cliente que va a 8iniciar la transferencia del fichero:</text:p>
      <text:list text:style-name="LFO6" text:continue-numbering="true">
        <text:list-item>
          <text:p text:style-name="P22">Hablamos de conexión en modo activo</text:p>
        </text:list-item>
        <text:list-item>
          <text:p text:style-name="P23">Hablamos de conexión en modo pasivo</text:p>
        </text:list-item>
        <text:list-item>
          <text:p text:style-name="P24">Hablamos de<text:s/>conexión<text:s/>anónima</text:p>
        </text:list-item>
        <text:list-item>
          <text:p text:style-name="P25">Ninguna</text:p>
        </text:list-item>
      </text:list>
      <text:p text:style-name="Normal">Indica cual de las opciones siguientes corresponde a una propiedad que tienen los clientes ftp</text:p>
      <text:list text:style-name="LFO7" text:continue-numbering="true">
        <text:list-item>
          <text:p text:style-name="P26">Descarga de archivos mp3</text:p>
        </text:list-item>
        <text:list-item>
          <text:p text:style-name="P27">Seguridad en las transferencias</text:p>
        </text:list-item>
        <text:list-item>
          <text:p text:style-name="P28">Descargas utilizando encriptación</text:p>
        </text:list-item>
        <text:list-item>
          <text:p text:style-name="P29">Creación de colas de descarga.</text:p>
        </text:list-item>
      </text:list>
      <text:p text:style-name="Normal"/>
      <text:p text:style-name="Normal"/>
      <text:p text:style-name="Normal"/>
      <text:soft-page-break/>
      <text:p text:style-name="Normal">Un cliente FTP permite continuar una descarga en el punto en el que se quedó a partir de la función:</text:p>
      <text:list text:style-name="LFO8" text:continue-numbering="true">
        <text:list-item>
          <text:p text:style-name="P30">Proxy</text:p>
        </text:list-item>
        <text:list-item>
          <text:p text:style-name="P31">Resume</text:p>
        </text:list-item>
        <text:list-item>
          <text:p text:style-name="P32">Conexión rápida</text:p>
        </text:list-item>
        <text:list-item>
          <text:p text:style-name="P33">Conexión sftp</text:p>
        </text:list-item>
      </text:list>
      <text:p text:style-name="Normal">Fillezilla es:</text:p>
      <text:list text:style-name="LFO9" text:continue-numbering="true">
        <text:list-item>
          <text:p text:style-name="P34">un emulador ps3 y fabricante de placas base</text:p>
        </text:list-item>
        <text:list-item>
          <text:p text:style-name="P35">un cliente y sv ftp</text:p>
        </text:list-item>
        <text:list-item>
          <text:p text:style-name="P36">un asistente para conexiones mediante SSH</text:p>
        </text:list-item>
        <text:list-item>
          <text:p text:style-name="P37">ninguna</text:p>
        </text:list-item>
      </text:list>
      <text:p text:style-name="Normal">¿qué orden copua el archivo dado del sv remoto a la máquina local con el mismo nombre?</text:p>
      <text:list text:style-name="LFO10" text:continue-numbering="true">
        <text:list-item>
          <text:p text:style-name="P38">Get</text:p>
        </text:list-item>
        <text:list-item>
          <text:p text:style-name="P39">Mget</text:p>
        </text:list-item>
        <text:list-item>
          <text:p text:style-name="P40">Wget</text:p>
        </text:list-item>
        <text:list-item>
          <text:p text:style-name="P41">Ninguna</text:p>
        </text:list-item>
      </text:list>
      <text:p text:style-name="Normal">Cuando el sv ftp le indica al cliente por el canal de control a que puerto debe conectarse…</text:p>
      <text:list text:style-name="LFO12" text:continue-numbering="true">
        <text:list-item>
          <text:p text:style-name="P42">Hablamos de conexión en modo pasivo</text:p>
        </text:list-item>
        <text:list-item>
          <text:p text:style-name="P43">Un cliente ftp</text:p>
        </text:list-item>
        <text:list-item>
          <text:p text:style-name="P44">Un asistente para conexiones mediante SSH</text:p>
        </text:list-item>
        <text:list-item>
          <text:p text:style-name="P45">Ninguna.</text:p>
        </text:list-item>
      </text:list>
      <text:p text:style-name="Párrafodelista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ura martin vicente</meta:initial-creator>
    <dc:creator>laura martin vicente</dc:creator>
    <meta:creation-date>2020-12-09T11:25:00Z</meta:creation-date>
    <dc:date>2020-12-09T23:48:00Z</dc:date>
    <meta:template xlink:href="Normal" xlink:type="simple"/>
    <meta:editing-cycles>1</meta:editing-cycles>
    <meta:editing-duration>PT44580S</meta:editing-duration>
    <meta:document-statistic meta:page-count="2" meta:paragraph-count="3" meta:word-count="260" meta:character-count="1693" meta:row-count="11" meta:non-whitespace-character-count="1436"/>
  </office:meta>
</office:document-meta>
</file>